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7400000027E1E92429A54794A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loext:softedge-radius="0cm" draw:color-mode="standard" draw:luminance="0%" draw:contrast="0%" draw:gamma="5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text-properties style:font-name="Arial"/>
    </style:style>
    <style:style style:name="P3" style:family="paragraph">
      <loext:graphic-properties draw:fill="none" draw:fill-color="#ffffff"/>
      <style:text-properties style:font-name="Arial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68cm" svg:height="1.031cm" svg:x="1.48cm" svg:y="1.794cm">
          <draw:image xlink:href="Pictures/100002010000007400000027E1E92429A54794A8.png" xlink:type="simple" xlink:show="embed" xlink:actuate="onLoad" draw:mime-type="image/png">
            <text:p/>
          </draw:image>
        </draw:frame>
        <draw:frame draw:style-name="gr2" draw:text-style-name="P3" draw:layer="layout" svg:width="1.84cm" svg:height="0.962cm" svg:x="2.091cm" svg:y="2.895cm">
          <draw:text-box>
            <text:p text:style-name="P2">Nom</text:p>
          </draw:text-box>
        </draw:frame>
        <draw:frame draw:style-name="gr2" draw:text-style-name="P3" draw:layer="layout" svg:width="2.284cm" svg:height="0.962cm" svg:x="4.431cm" svg:y="2.625cm">
          <draw:text-box>
            <text:p text:style-name="P2">Valeur</text:p>
          </draw:text-box>
        </draw:frame>
        <draw:line draw:style-name="gr3" draw:text-style-name="P4" draw:layer="layout" svg:x1="4.186cm" svg:y1="2.638cm" svg:x2="4.186cm" svg:y2="3.238cm">
          <text:p/>
        </draw:line>
        <draw:line draw:style-name="gr3" draw:text-style-name="P4" draw:layer="layout" svg:x1="4.186cm" svg:y1="3.238cm" svg:x2="4.626cm" svg:y2="3.238cm">
          <text:p/>
        </draw:line>
        <draw:line draw:style-name="gr3" draw:text-style-name="P4" draw:layer="layout" svg:x1="1.786cm" svg:y1="2.639cm" svg:x2="1.786cm" svg:y2="3.539cm">
          <text:p/>
        </draw:line>
        <draw:line draw:style-name="gr3" draw:text-style-name="P4" draw:layer="layout" svg:x1="1.786cm" svg:y1="3.538cm" svg:x2="2.286cm" svg:y2="3.538cm">
          <text:p/>
        </draw:line>
        <draw:frame draw:style-name="gr2" draw:text-style-name="P3" draw:layer="layout" svg:width="4.363cm" svg:height="0.962cm" svg:x="1.531cm" svg:y="0.925cm">
          <draw:text-box>
            <text:p text:style-name="P2">Type = <text:s/>entier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16T12:56:42.523427971</meta:creation-date>
    <dc:date>2020-11-16T21:49:39.250802021</dc:date>
    <meta:editing-duration>PT8H40M11S</meta:editing-duration>
    <meta:editing-cycles>1</meta:editing-cycles>
    <meta:document-statistic meta:object-count="8"/>
    <meta:generator>LibreOffice/7.0.2.2$Linux_X86_64 LibreOffice_project/3a01483fc371ab18cfca4bab0d636937da5eaf70</meta:generator>
  </office:meta>
</office:document-meta>
</file>